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1ConfigLight.overrid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onfigurationClassTests.twoLevel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estedConfigurationClassTests.twoLevelsDeepWithInheritanceAnd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2ConfigLight.overrid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2Config.l2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1Config.l1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0Config.l0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1ConfigWithProxy.overrid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onfigurationClassTests.twoLevelsWithNoBean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stedConfigurationClassTests.twoLevelsOnNonAnnotatedBas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2Config.overrid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1Config.overrid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0ConfigLight.l0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2ConfigLight.l2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onfigurationClassTests.twoLevelsDeepWithInheritanceThroug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0Config.overrid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onfigurationClassTests.twoLevelsInLit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1ConfigLight.l1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1ConfigWithProxy.prototyp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1Config.prototyp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1Config.overrid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onfigurationClassTests.twoLevelsDeepWithInheri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stedConfigurationClassTests.oneLevel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0ConfigLight.overrid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